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27.268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Helfer von den Maltesern. Hier finden Sie lokale Informationen, Termine und Beratung aus Ihrer Einrichtung. Immer aktuell und in Ihrer Sprache!</text:p>
          </table:table-cell>
          <table:table-cell/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r Termin wurde leider nicht gefunden.</text:p>
          </table:table-cell>
          <table:table-cell/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Terminen</text:p>
          </table:table-cell>
          <table:table-cell/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Termine.</text:p>
          </table:table-cell>
          <table:table-cell/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s Termins "{{event}}"</text:p>
          </table:table-cell>
          <table:table-cell/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Helfer von den Maltesern</text:p>
          </table:table-cell>
          <table:table-cell/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Termine und Veranstaltungen</text:p>
          </table:table-cell>
          <table:table-cell/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Termi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29" meta:object-count="0"/>
    <meta:generator>LibreOffice/6.4.5.2$Linux_X86_64 LibreOffice_project/40$Build-2</meta:generator>
  </office:meta>
</office:document-meta>
</file>